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8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fff200"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#77bc65"/>
    </style:style>
    <style:style style:name="ce27" style:family="table-cell" style:parent-style-name="Default">
      <style:table-cell-properties fo:background-color="#ff972f"/>
    </style:style>
    <style:style style:name="ce28" style:family="table-cell" style:parent-style-name="Default">
      <style:table-cell-properties fo:background-color="#729fc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isionnel" table:style-name="ta1">
        <table:shapes>
          <draw:frame draw:z-index="0" draw:style-name="gr1" draw:text-style-name="P1" svg:width="24.321cm" svg:height="9.825cm" svg:x="16.922cm" svg:y="1.09cm">
            <draw:object draw:notify-on-update-of-ranges="previsionnel.A2:previsionnel.A10 previsionnel.B1:previsionnel.B1 previsionnel.B2:previsionnel.B10 previsionnel.C1:previsionnel.C1 previsionnel.C2:previsionnel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3" table:default-cell-style-name="ce2"/>
        <table:table-row table:style-name="ro1">
          <table:table-cell/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se en main de l’environnement</text:p>
          </table:table-cell>
          <table:table-cell table:style-name="ce3"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style-name="ce3" table:formula="of:=[.B2]+[.C2]" office:value-type="date" office:date-value="2020-03-09" calcext:value-type="date">
            <text:p>09/03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ctivation et configuration de Coresight sur le STM32MP15</text:p>
          </table:table-cell>
          <table:table-cell table:style-name="ce3" office:value-type="date" office:date-value="2020-03-09" calcext:value-type="date">
            <text:p>09/03/20</text:p>
          </table:table-cell>
          <table:table-cell office:value-type="float" office:value="7" calcext:value-type="float">
            <text:p>7</text:p>
          </table:table-cell>
          <table:table-cell table:style-name="ce3" table:formula="of:=[.B3]+[.C3]" office:value-type="date" office:date-value="2020-03-16" calcext:value-type="date">
            <text:p>16/03/2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Intégration et compilation d’OpenCSD et perf sur le STM32MP15</text:p>
          </table:table-cell>
          <table:table-cell table:style-name="ce3"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style-name="ce3" table:formula="of:=[.B4]+[.C4]" office:value-type="date" office:date-value="2020-04-06" calcext:value-type="date">
            <text:p>06/04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ntégration et compilation d’OpenCSD et perf sur l’ordinateur</text:p>
          </table:table-cell>
          <table:table-cell table:style-name="ce3"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style-name="ce3" table:formula="of:=[.B5]+[.C5]" office:value-type="date" office:date-value="2020-04-06" calcext:value-type="date">
            <text:p>06/04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écodage de traces kernel et userland avec perf sur STM32MP15</text:p>
          </table:table-cell>
          <table:table-cell table:style-name="ce3" office:value-type="date" office:date-value="2020-04-13" calcext:value-type="date">
            <text:p>13/04/20</text:p>
          </table:table-cell>
          <table:table-cell table:formula="of:=5*7" office:value-type="float" office:value="35" calcext:value-type="float">
            <text:p>35</text:p>
          </table:table-cell>
          <table:table-cell table:style-name="ce3" table:formula="of:=[.B6]+[.C6]" office:value-type="date" office:date-value="2020-05-18" calcext:value-type="date">
            <text:p>18/05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écodage de traces kernel et userland avec perf sur ordinateur</text:p>
          </table:table-cell>
          <table:table-cell table:style-name="ce3" office:value-type="date" office:date-value="2020-04-13" calcext:value-type="date">
            <text:p>13/04/20</text:p>
          </table:table-cell>
          <table:table-cell table:formula="of:=5*7" office:value-type="float" office:value="35" calcext:value-type="float">
            <text:p>35</text:p>
          </table:table-cell>
          <table:table-cell table:style-name="ce3" table:formula="of:=[.B7]+[.C7]" office:value-type="date" office:date-value="2020-05-18" calcext:value-type="date">
            <text:p>18/05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ntégration OpenCSD à OpenSTLinux</text:p>
          </table:table-cell>
          <table:table-cell table:style-name="ce3" office:value-type="date" office:date-value="2020-05-18" calcext:value-type="date">
            <text:p>18/05/20</text:p>
          </table:table-cell>
          <table:table-cell office:value-type="float" office:value="30" calcext:value-type="float">
            <text:p>30</text:p>
          </table:table-cell>
          <table:table-cell table:style-name="ce3" table:formula="of:=[.B8]+[.C8]" office:value-type="date" office:date-value="2020-06-17" calcext:value-type="date">
            <text:p>17/06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utre moyen de décodage de trace Coresight</text:p>
          </table:table-cell>
          <table:table-cell table:style-name="ce3" office:value-type="date" office:date-value="2020-06-20" calcext:value-type="date">
            <text:p>20/06/20</text:p>
          </table:table-cell>
          <table:table-cell office:value-type="float" office:value="35" calcext:value-type="float">
            <text:p>35</text:p>
          </table:table-cell>
          <table:table-cell table:style-name="ce3" table:formula="of:=[.B9]+[.C9]" office:value-type="date" office:date-value="2020-07-25" calcext:value-type="date">
            <text:p>25/07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daction du rapport de stage</text:p>
          </table:table-cell>
          <table:table-cell table:style-name="ce3" office:value-type="date" office:date-value="2020-07-01" calcext:value-type="date">
            <text:p>01/07/20</text:p>
          </table:table-cell>
          <table:table-cell table:formula="of:=10*7" office:value-type="float" office:value="70" calcext:value-type="float">
            <text:p>70</text:p>
          </table:table-cell>
          <table:table-cell table:style-name="ce3" table:formula="of:=[.B10]+[.C10]" office:value-type="date" office:date-value="2020-09-09" calcext:value-type="date">
            <text:p>09/09/20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ffectif" table:style-name="ta1">
        <table:shapes>
          <draw:frame draw:z-index="0" draw:style-name="gr1" draw:text-style-name="P1" svg:width="22.35cm" svg:height="12.571cm" svg:x="17.062cm" svg:y="1.798cm">
            <draw:object draw:notify-on-update-of-ranges="effectif.A2:effectif.A16 effectif.B1:effectif.B1 effectif.B2:effectif.B16 effectif.A6:effectif.C6 effectif.C1:effectif.C1 effectif.C2:effectif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63" table:default-cell-style-name="ce1"/>
        <table:table-row table:style-name="ro1">
          <table:table-cell/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se en main de l’environnement</text:p>
          </table:table-cell>
          <table:table-cell table:style-name="ce4"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style-name="ce4" table:formula="of:=[.B2]+[.C2]" office:value-type="date" office:date-value="2020-03-09" calcext:value-type="date">
            <text:p>09/03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ctivation et configuration de Coresight sur le STM32MP15</text:p>
          </table:table-cell>
          <table:table-cell table:style-name="ce4" office:value-type="date" office:date-value="2020-03-09" calcext:value-type="date">
            <text:p>09/03/20</text:p>
          </table:table-cell>
          <table:table-cell office:value-type="float" office:value="7" calcext:value-type="float">
            <text:p>7</text:p>
          </table:table-cell>
          <table:table-cell table:style-name="ce4" table:formula="of:=[.B3]+[.C3]" office:value-type="date" office:date-value="2020-03-16" calcext:value-type="date">
            <text:p>16/03/2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Intégration et compilation d’OpenCSD et perf sur le STM32MP15</text:p>
          </table:table-cell>
          <table:table-cell table:style-name="ce4"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style-name="ce4" table:formula="of:=[.B4]+[.C4]" office:value-type="date" office:date-value="2020-04-06" calcext:value-type="date">
            <text:p>06/04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ntégration et compilation d’OpenCSD et perf sur l’ordinateur</text:p>
          </table:table-cell>
          <table:table-cell table:style-name="ce4"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style-name="ce4" table:formula="of:=[.B5]+[.C5]" office:value-type="date" office:date-value="2020-04-06" calcext:value-type="date">
            <text:p>06/04/20</text:p>
          </table:table-cell>
          <table:table-cell table:number-columns-repeated="60"/>
        </table:table-row>
        <table:table-row table:style-name="ro1" table:visibility="collapse">
          <table:table-cell office:value-type="string" calcext:value-type="string">
            <text:p>Covid-19</text:p>
          </table:table-cell>
          <table:table-cell table:style-name="ce4" office:value-type="date" office:date-value="2020-03-17" calcext:value-type="date">
            <text:p>17/03/20</text:p>
          </table:table-cell>
          <table:table-cell table:formula="of:=DATEDIF([.B6];[.D6];&quot;d&quot;)" office:value-type="float" office:value="79" calcext:value-type="float">
            <text:p>79</text:p>
          </table:table-cell>
          <table:table-cell table:style-name="ce11" office:value-type="date" office:date-value="2020-06-04" calcext:value-type="date">
            <text:p>04/06/2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écodage de traces kernel et userland avec perf sur STM32MP15</text:p>
          </table:table-cell>
          <table:table-cell table:style-name="ce4" office:value-type="date" office:date-value="2020-04-06" calcext:value-type="date">
            <text:p>06/04/20</text:p>
          </table:table-cell>
          <table:table-cell table:formula="of:=5*7" office:value-type="float" office:value="35" calcext:value-type="float">
            <text:p>35</text:p>
          </table:table-cell>
          <table:table-cell table:style-name="ce4" table:formula="of:=[.B7]+[.C7]" office:value-type="date" office:date-value="2020-05-11" calcext:value-type="date">
            <text:p>11/05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écodage de traces kernel et userland avec perf sur ordinateur</text:p>
          </table:table-cell>
          <table:table-cell table:style-name="ce4" office:value-type="date" office:date-value="2020-04-06" calcext:value-type="date">
            <text:p>06/04/20</text:p>
          </table:table-cell>
          <table:table-cell table:formula="of:=5*7" office:value-type="float" office:value="35" calcext:value-type="float">
            <text:p>35</text:p>
          </table:table-cell>
          <table:table-cell table:style-name="ce4" table:formula="of:=[.B8]+[.C8]" office:value-type="date" office:date-value="2020-05-11" calcext:value-type="date">
            <text:p>11/05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État de l’art du débogage interprocesseurs</text:p>
          </table:table-cell>
          <table:table-cell table:style-name="ce4" office:value-type="date" office:date-value="2020-04-20" calcext:value-type="date">
            <text:p>20/04/20</text:p>
          </table:table-cell>
          <table:table-cell office:value-type="float" office:value="23" calcext:value-type="float">
            <text:p>23</text:p>
          </table:table-cell>
          <table:table-cell table:style-name="ce4" table:formula="of:=[.B9]+[.C9]" office:value-type="date" office:date-value="2020-05-13" calcext:value-type="date">
            <text:p>13/05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jout de fonctionnalité à perf</text:p>
          </table:table-cell>
          <table:table-cell table:style-name="ce4" office:value-type="date" office:date-value="2020-05-13" calcext:value-type="date">
            <text:p>13/05/20</text:p>
          </table:table-cell>
          <table:table-cell office:value-type="float" office:value="77" calcext:value-type="float">
            <text:p>77</text:p>
          </table:table-cell>
          <table:table-cell table:style-name="ce4" table:formula="of:=[.B10]+[.C10]" office:value-type="date" office:date-value="2020-07-29" calcext:value-type="date">
            <text:p>29/07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mparaison registre ETMv3 et ETMv4</text:p>
          </table:table-cell>
          <table:table-cell table:style-name="ce4" office:value-type="date" office:date-value="2020-05-13" calcext:value-type="date">
            <text:p>13/05/20</text:p>
          </table:table-cell>
          <table:table-cell office:value-type="float" office:value="28" calcext:value-type="float">
            <text:p>28</text:p>
          </table:table-cell>
          <table:table-cell table:style-name="ce4" table:formula="of:=[.B11]+[.C11]" office:value-type="date" office:date-value="2020-06-10" calcext:value-type="date">
            <text:p>10/06/2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ctivation du tsgen dans les drivers</text:p>
          </table:table-cell>
          <table:table-cell table:style-name="ce4" office:value-type="date" office:date-value="2020-06-10" calcext:value-type="date">
            <text:p>10/06/20</text:p>
          </table:table-cell>
          <table:table-cell office:value-type="float" office:value="35" calcext:value-type="float">
            <text:p>35</text:p>
          </table:table-cell>
          <table:table-cell table:style-name="ce4" table:formula="of:=[.B12]+[.C12]" office:value-type="date" office:date-value="2020-07-15" calcext:value-type="date">
            <text:p>15/07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daction du wikiv1</text:p>
          </table:table-cell>
          <table:table-cell table:style-name="ce4" office:value-type="date" office:date-value="2020-07-20" calcext:value-type="date">
            <text:p>20/07/20</text:p>
          </table:table-cell>
          <table:table-cell office:value-type="float" office:value="7" calcext:value-type="float">
            <text:p>7</text:p>
          </table:table-cell>
          <table:table-cell table:style-name="ce4" table:formula="of:=[.B13]+[.C13]" office:value-type="date" office:date-value="2020-07-27" calcext:value-type="date">
            <text:p>27/07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daction du rapport</text:p>
          </table:table-cell>
          <table:table-cell table:style-name="ce4" office:value-type="date" office:date-value="2020-07-31" calcext:value-type="date">
            <text:p>31/07/20</text:p>
          </table:table-cell>
          <table:table-cell office:value-type="float" office:value="24" calcext:value-type="float">
            <text:p>24</text:p>
          </table:table-cell>
          <table:table-cell table:style-name="ce4" table:formula="of:=[.B14]+[.C14]" office:value-type="date" office:date-value="2020-08-24" calcext:value-type="date">
            <text:p>24/08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ésentation orale</text:p>
          </table:table-cell>
          <table:table-cell table:style-name="ce9" office:value-type="date" office:date-value="2020-08-24" calcext:value-type="date">
            <text:p>24/08/20</text:p>
          </table:table-cell>
          <table:table-cell office:value-type="float" office:value="7" calcext:value-type="float">
            <text:p>7</text:p>
          </table:table-cell>
          <table:table-cell table:style-name="ce4" table:formula="of:=[.B15]+[.C15]" office:value-type="date" office:date-value="2020-08-31" calcext:value-type="date">
            <text:p>31/08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daction du wiki</text:p>
          </table:table-cell>
          <table:table-cell table:style-name="ce4" office:value-type="date" office:date-value="2020-08-24" calcext:value-type="date">
            <text:p>24/08/20</text:p>
          </table:table-cell>
          <table:table-cell office:value-type="float" office:value="7" calcext:value-type="float">
            <text:p>7</text:p>
          </table:table-cell>
          <table:table-cell table:style-name="ce4" table:formula="of:=[.B16]+[.C16]" office:value-type="date" office:date-value="2020-08-31" calcext:value-type="date">
            <text:p>31/08/20</text:p>
          </table:table-cell>
          <table:table-cell table:number-columns-repeated="60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utenance" table:style-name="ta1">
        <table:shapes>
          <draw:frame draw:z-index="0" draw:style-name="gr2" draw:text-style-name="P1" svg:width="23.138cm" svg:height="13.014cm" svg:x="20.553cm" svg:y="0.623cm">
            <draw:object draw:notify-on-update-of-ranges="soutenance.A1:soutenance.A15 soutenance.B1:soutenance.B15 soutenance.E1:soutenance.E15 soutenance.C1:soutenance.C15 soutenance.E1:soutenance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1"/>
        <table:table-column table:style-name="co2" table:default-cell-style-name="ce4"/>
        <table:table-column table:style-name="co2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24"/>
        <table:table-column table:style-name="co2" table:number-columns-repeated="8" table:default-cell-style-name="Default"/>
        <table:table-row table:style-name="ro4">
          <table:table-cell office:value-type="string" calcext:value-type="string">
            <text:p>Prise en main de l’environnemen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4" calcext:value-type="float">
            <text:p>14</text:p>
          </table:table-cell>
          <table:table-cell table:formula="of:=[.B1]+[.C1]" office:value-type="date" office:date-value="2020-03-16" calcext:value-type="date">
            <text:p>16/03/20</text:p>
          </table:table-cell>
          <table:table-cell table:style-name="ce13" table:formula="of:=ORG.LIBREOFFICE.COLOR(119;188;101)" office:value-type="float" office:value="7847013" calcext:value-type="float">
            <text:p>7847013</text:p>
          </table:table-cell>
          <table:table-cell table:number-columns-repeated="9"/>
        </table:table-row>
        <table:table-row table:style-name="ro4">
          <table:table-cell/>
          <table:table-cell office:value-type="date" office:date-value="2020-03-02" calcext:value-type="date">
            <text:p>02/03/20</text:p>
          </table:table-cell>
          <table:table-cell office:value-type="float" office:value="14" calcext:value-type="float">
            <text:p>14</text:p>
          </table:table-cell>
          <table:table-cell table:formula="of:=[.B2]+[.C2]" office:value-type="date" office:date-value="2020-03-16" calcext:value-type="date">
            <text:p>16/03/20</text:p>
          </table:table-cell>
          <table:table-cell table:style-name="ce13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ntégration et compilation d’OpenCSD et perf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formula="of:=[.B3]+[.C3]" office:value-type="date" office:date-value="2020-04-06" calcext:value-type="date">
            <text:p>06/04/20</text:p>
          </table:table-cell>
          <table:table-cell table:style-name="ce13" table:formula="of:=ORG.LIBREOFFICE.COLOR(119;188;101)" office:value-type="float" office:value="7847013" calcext:value-type="float">
            <text:p>7847013</text:p>
          </table:table-cell>
          <table:table-cell table:number-columns-repeated="9"/>
        </table:table-row>
        <table:table-row table:style-name="ro4">
          <table:table-cell table:style-name="Default"/>
          <table:table-cell office:value-type="date" office:date-value="2020-03-16" calcext:value-type="date">
            <text:p>16/03/20</text:p>
          </table:table-cell>
          <table:table-cell office:value-type="float" office:value="21" calcext:value-type="float">
            <text:p>21</text:p>
          </table:table-cell>
          <table:table-cell table:formula="of:=[.B4]+[.C4]" office:value-type="date" office:date-value="2020-04-06" calcext:value-type="date">
            <text:p>06/04/20</text:p>
          </table:table-cell>
          <table:table-cell table:style-name="ce14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élétravail Covid-19</text:p>
          </table:table-cell>
          <table:table-cell office:value-type="date" office:date-value="2020-03-17" calcext:value-type="date">
            <text:p>17/03/20</text:p>
          </table:table-cell>
          <table:table-cell table:formula="of:=DATEDIF([.B5];[.D5];&quot;d&quot;)" office:value-type="float" office:value="79" calcext:value-type="float">
            <text:p>79</text:p>
          </table:table-cell>
          <table:table-cell table:style-name="ce11" office:value-type="date" office:date-value="2020-06-04" calcext:value-type="date">
            <text:p>04/06/20</text:p>
          </table:table-cell>
          <table:table-cell table:style-name="ce13" table:formula="of:=ORG.LIBREOFFICE.COLOR(114;159;207)" office:value-type="float" office:value="7512015" calcext:value-type="float">
            <text:p>7512015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Décodage de traces Coresight</text:p>
          </table:table-cell>
          <table:table-cell office:value-type="date" office:date-value="2020-04-06" calcext:value-type="date">
            <text:p>06/04/20</text:p>
          </table:table-cell>
          <table:table-cell table:formula="of:=5*7" office:value-type="float" office:value="35" calcext:value-type="float">
            <text:p>35</text:p>
          </table:table-cell>
          <table:table-cell table:formula="of:=[.B6]+[.C6]" office:value-type="date" office:date-value="2020-05-11" calcext:value-type="date">
            <text:p>11/05/20</text:p>
          </table:table-cell>
          <table:table-cell table:style-name="ce13" table:formula="of:=ORG.LIBREOFFICE.COLOR(119;188;101)" office:value-type="float" office:value="7847013" calcext:value-type="float">
            <text:p>7847013</text:p>
          </table:table-cell>
          <table:table-cell table:number-columns-repeated="9"/>
        </table:table-row>
        <table:table-row table:style-name="ro4">
          <table:table-cell table:style-name="Default"/>
          <table:table-cell office:value-type="date" office:date-value="2020-04-06" calcext:value-type="date">
            <text:p>06/04/20</text:p>
          </table:table-cell>
          <table:table-cell table:formula="of:=5*7" office:value-type="float" office:value="35" calcext:value-type="float">
            <text:p>35</text:p>
          </table:table-cell>
          <table:table-cell table:formula="of:=[.B7]+[.C7]" office:value-type="date" office:date-value="2020-05-11" calcext:value-type="date">
            <text:p>11/05/20</text:p>
          </table:table-cell>
          <table:table-cell table:style-name="ce15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État de l’art du débogage interprocesseurs</text:p>
          </table:table-cell>
          <table:table-cell office:value-type="date" office:date-value="2020-04-20" calcext:value-type="date">
            <text:p>20/04/20</text:p>
          </table:table-cell>
          <table:table-cell office:value-type="float" office:value="23" calcext:value-type="float">
            <text:p>23</text:p>
          </table:table-cell>
          <table:table-cell table:formula="of:=[.B8]+[.C8]" office:value-type="date" office:date-value="2020-05-13" calcext:value-type="date">
            <text:p>13/05/20</text:p>
          </table:table-cell>
          <table:table-cell table:style-name="ce16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jout de fonctionnalité à perf</text:p>
          </table:table-cell>
          <table:table-cell office:value-type="date" office:date-value="2020-05-13" calcext:value-type="date">
            <text:p>13/05/20</text:p>
          </table:table-cell>
          <table:table-cell office:value-type="float" office:value="77" calcext:value-type="float">
            <text:p>77</text:p>
          </table:table-cell>
          <table:table-cell table:formula="of:=[.B9]+[.C9]" office:value-type="date" office:date-value="2020-07-29" calcext:value-type="date">
            <text:p>29/07/20</text:p>
          </table:table-cell>
          <table:table-cell table:style-name="ce17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Validation et intégration</text:p>
          </table:table-cell>
          <table:table-cell table:style-name="ce3" office:value-type="date" office:date-value="2020-05-18" calcext:value-type="date">
            <text:p>18/05/20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B10]+[.C10]" office:value-type="date" office:date-value="2020-06-17" calcext:value-type="date">
            <text:p>17/06/20</text:p>
          </table:table-cell>
          <table:table-cell table:style-name="ce18" table:formula="of:=ORG.LIBREOFFICE.COLOR(119;188;101)" office:value-type="float" office:value="7847013" calcext:value-type="float">
            <text:p>784701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Validation et première documentation</text:p>
          </table:table-cell>
          <table:table-cell office:value-type="date" office:date-value="2020-07-20" calcext:value-type="date">
            <text:p>20/07/20</text:p>
          </table:table-cell>
          <table:table-cell office:value-type="float" office:value="7" calcext:value-type="float">
            <text:p>7</text:p>
          </table:table-cell>
          <table:table-cell table:formula="of:=[.B11]+[.C11]" office:value-type="date" office:date-value="2020-07-27" calcext:value-type="date">
            <text:p>27/07/20</text:p>
          </table:table-cell>
          <table:table-cell table:style-name="ce19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olution alternative de décodage</text:p>
          </table:table-cell>
          <table:table-cell table:style-name="ce3" office:value-type="date" office:date-value="2020-06-20" calcext:value-type="date">
            <text:p>20/06/20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B12]+[.C12]" office:value-type="date" office:date-value="2020-07-25" calcext:value-type="date">
            <text:p>25/07/20</text:p>
          </table:table-cell>
          <table:table-cell table:style-name="ce20" table:formula="of:=ORG.LIBREOFFICE.COLOR(119;188;101)" office:value-type="float" office:value="7847013" calcext:value-type="float">
            <text:p>7847013</text:p>
          </table:table-cell>
          <table:table-cell table:style-name="ce25"/>
          <table:table-cell table:number-columns-repeated="8"/>
        </table:table-row>
        <table:table-row table:style-name="ro4">
          <table:table-cell office:value-type="string" calcext:value-type="string">
            <text:p>Rédaction du rapport</text:p>
          </table:table-cell>
          <table:table-cell table:style-name="ce3" office:value-type="date" office:date-value="2020-07-01" calcext:value-type="date">
            <text:p>01/07/20</text:p>
          </table:table-cell>
          <table:table-cell table:style-name="ce2" table:formula="of:=10*7" office:value-type="float" office:value="70" calcext:value-type="float">
            <text:p>70</text:p>
          </table:table-cell>
          <table:table-cell table:style-name="ce3" table:formula="of:=[.B13]+[.C13]" office:value-type="date" office:date-value="2020-09-09" calcext:value-type="date">
            <text:p>09/09/20</text:p>
          </table:table-cell>
          <table:table-cell table:style-name="ce21" table:formula="of:=ORG.LIBREOFFICE.COLOR(119;188;101)" office:value-type="float" office:value="7847013" calcext:value-type="float">
            <text:p>7847013</text:p>
          </table:table-cell>
          <table:table-cell table:number-columns-repeated="9"/>
        </table:table-row>
        <table:table-row table:style-name="ro4">
          <table:table-cell/>
          <table:table-cell office:value-type="date" office:date-value="2020-07-31" calcext:value-type="date">
            <text:p>31/07/20</text:p>
          </table:table-cell>
          <table:table-cell office:value-type="float" office:value="24" calcext:value-type="float">
            <text:p>24</text:p>
          </table:table-cell>
          <table:table-cell table:formula="of:=[.B14]+[.C14]" office:value-type="date" office:date-value="2020-08-24" calcext:value-type="date">
            <text:p>24/08/20</text:p>
          </table:table-cell>
          <table:table-cell table:style-name="ce22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Documentation de la solution</text:p>
          </table:table-cell>
          <table:table-cell office:value-type="date" office:date-value="2020-08-24" calcext:value-type="date">
            <text:p>24/08/20</text:p>
          </table:table-cell>
          <table:table-cell office:value-type="float" office:value="7" calcext:value-type="float">
            <text:p>7</text:p>
          </table:table-cell>
          <table:table-cell table:formula="of:=[.B15]+[.C15]" office:value-type="date" office:date-value="2020-08-31" calcext:value-type="date">
            <text:p>31/08/20</text:p>
          </table:table-cell>
          <table:table-cell table:style-name="ce23" table:formula="of:=ORG.LIBREOFFICE.COLOR(255;151;47)" office:value-type="float" office:value="16750383" calcext:value-type="float">
            <text:p>16750383</text:p>
          </table:table-cell>
          <table:table-cell table:number-columns-repeated="9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"/>
          <table:table-cell office:value-type="string" calcext:value-type="string">
            <text:p>Prévisionnel</text:p>
          </table:table-cell>
          <table:table-cell table:style-name="ce26" office:value-type="string" calcext:value-type="string">
            <text:p>Prévisionnel</text:p>
          </table:table-cell>
          <table:table-cell table:formula="of:=ORG.LIBREOFFICE.COLOR(119;188;101)" office:value-type="float" office:value="7847013" calcext:value-type="float">
            <text:p>7847013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"/>
          <table:table-cell office:value-type="string" calcext:value-type="string">
            <text:p>Effectif</text:p>
          </table:table-cell>
          <table:table-cell table:style-name="ce27" office:value-type="string" calcext:value-type="string">
            <text:p>Effectif</text:p>
          </table:table-cell>
          <table:table-cell table:formula="of:=ORG.LIBREOFFICE.COLOR(255;151;47)" office:value-type="float" office:value="16750383" calcext:value-type="float">
            <text:p>16750383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"/>
          <table:table-cell office:value-type="string" calcext:value-type="string">
            <text:p>Télétravail</text:p>
          </table:table-cell>
          <table:table-cell table:style-name="ce28" office:value-type="string" calcext:value-type="string">
            <text:p>Télétarvail</text:p>
          </table:table-cell>
          <table:table-cell table:formula="of:=ORG.LIBREOFFICE.COLOR(114;159;207)" office:value-type="float" office:value="7512015" calcext:value-type="float">
            <text:p>7512015</text:p>
          </table:table-cell>
        </table:table-row>
        <calcext:conditional-formats>
          <calcext:conditional-format calcext:target-range-address="soutenance.F13:soutenance.F15 soutenance.F1:soutenance.F11">
            <calcext:color-scale>
              <calcext:color-scale-entry calcext:value="7512015" calcext:type="number" calcext:color="#729fcf"/>
              <calcext:color-scale-entry calcext:value="1677103" calcext:type="number" calcext:color="#ff972f"/>
              <calcext:color-scale-entry calcext:value="7847013" calcext:type="number" calcext:color="#77bc65"/>
            </calcext:color-scale>
          </calcext:conditional-format>
          <calcext:conditional-format calcext:target-range-address="soutenance.E1:soutenance.E3 soutenance.E5:soutenance.E6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4:soutenance.E4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7:soutenance.E7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8:soutenance.E8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9:soutenance.E9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14:soutenance.E14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15:soutenance.E15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11:soutenance.E11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10:soutenance.E10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E13:soutenance.E13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  <calcext:conditional-format calcext:target-range-address="soutenance.F12:soutenance.F12">
            <calcext:color-scale>
              <calcext:color-scale-entry calcext:value="7512015" calcext:type="number" calcext:color="#729fcf"/>
              <calcext:color-scale-entry calcext:value="1677103" calcext:type="number" calcext:color="#ff972f"/>
              <calcext:color-scale-entry calcext:value="7847013" calcext:type="number" calcext:color="#77bc65"/>
            </calcext:color-scale>
          </calcext:conditional-format>
          <calcext:conditional-format calcext:target-range-address="soutenance.E12:soutenance.E12">
            <calcext:color-scale>
              <calcext:color-scale-entry calcext:value="7512015" calcext:type="number" calcext:color="#729fcf"/>
              <calcext:color-scale-entry calcext:value="7847013" calcext:type="number" calcext:color="#77bc65"/>
              <calcext:color-scale-entry calcext:value="16750383" calcext:type="number" calcext:color="#ff972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4:53:15.313716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1:32:24.843587553</meta:creation-date>
    <dc:date>2020-09-07T17:41:21.034844178</dc:date>
    <meta:editing-duration>PT5H35M40S</meta:editing-duration>
    <meta:editing-cycles>14</meta:editing-cycles>
    <meta:generator>LibreOffice/6.4.5.2$Linux_X86_64 LibreOffice_project/40$Build-2</meta:generator>
    <meta:document-statistic meta:table-count="3" meta:cell-count="1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37">
      <style:chart-properties chart:display-label="true" chart:logarithmic="false" chart:minimum="43892" chart:maximum="44071" chart:origin="0" chart:interval-major="7" chart:interval-minor-divisor="7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100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22cm" svg:height="9.826cm" xlink:href=".." xlink:type="simple" chart:class="chart:bar" chart:style-name="ch1">
        <chart:plot-area chart:style-name="ch2" table:cell-range-address="previsionnel.A1:previsionnel.C10" chart:data-source-has-labels="both" svg:x="0.486cm" svg:y="0.196cm" svg:width="23.35cm" svg:height="9.434cm">
          <chartooo:coordinate-region svg:x="10.871cm" svg:y="1.666cm" svg:width="12.684cm" svg:height="7.964cm"/>
          <chart:axis chart:dimension="x" chart:name="primary-x" chart:style-name="ch3" chartooo:axis-type="auto">
            <chartooo:date-scale/>
            <chart:categories table:cell-range-address="previsionnel.A2:previsionnel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evisionnel.B2:previsionnel.B10" chart:label-cell-address="previsionnel.B1:previsionnel.B1" chart:class="chart:bar">
            <chart:data-point chart:repeated="9"/>
          </chart:series>
          <chart:series chart:style-name="ch7" chart:values-cell-range-address="previsionnel.C2:previsionnel.C10" chart:label-cell-address="previsionnel.C1:previsionnel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previsionnel.B1:previsionnel.B1</svg:desc>
                </draw:g>
              </table:table-cell>
              <table:table-cell office:value-type="string">
                <text:p>Durée</text:p>
                <draw:g>
                  <svg:desc>previsionnel.C1:previsionne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se en main de l’environnement</text:p>
                <draw:g>
                  <svg:desc>previsionnel.A2:previsionnel.A10</svg:desc>
                </draw:g>
              </table:table-cell>
              <table:table-cell office:value-type="float" office:value="43892">
                <text:p>43892</text:p>
                <draw:g>
                  <svg:desc>previsionnel.B2:previsionnel.B10</svg:desc>
                </draw:g>
              </table:table-cell>
              <table:table-cell office:value-type="float" office:value="7">
                <text:p>7</text:p>
                <draw:g>
                  <svg:desc>previsionnel.C2:previsionnel.C10</svg:desc>
                </draw:g>
              </table:table-cell>
            </table:table-row>
            <table:table-row>
              <table:table-cell office:value-type="string">
                <text:p>Activation et configuration de Coresight sur le STM32MP15</text:p>
              </table:table-cell>
              <table:table-cell office:value-type="float" office:value="43899">
                <text:p>43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égration et compilation d’OpenCSD et perf sur le STM32MP15</text:p>
              </table:table-cell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ntégration et compilation d’OpenCSD et perf sur l’ordinateur</text:p>
              </table:table-cell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écodage de traces kernel et userland avec perf sur STM32MP15</text:p>
              </table:table-cell>
              <table:table-cell office:value-type="float" office:value="43934">
                <text:p>43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écodage de traces kernel et userland avec perf sur ordinateur</text:p>
              </table:table-cell>
              <table:table-cell office:value-type="float" office:value="43934">
                <text:p>43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ntégration OpenCSD à OpenSTLinux</text:p>
              </table:table-cell>
              <table:table-cell office:value-type="float" office:value="43969">
                <text:p>439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tre moyen de décodage de trace Coresight</text:p>
              </table:table-cell>
              <table:table-cell office:value-type="float" office:value="44002">
                <text:p>440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édaction du rapport de stage</text:p>
              </table:table-cell>
              <table:table-cell office:value-type="float" office:value="44013">
                <text:p>44013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37">
      <style:chart-properties chart:display-label="true" chart:logarithmic="false" chart:minimum="43892" chart:maximum="44073" chart:origin="0" chart:interval-major="7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51cm" svg:height="12.572cm" xlink:href=".." xlink:type="simple" chart:class="chart:bar" chart:column-mapping="0 1" chart:style-name="ch1">
        <chart:plot-area chart:style-name="ch2" table:cell-range-address="effectif.A1:effectif.C16" chart:data-source-has-labels="both" svg:x="0.447cm" svg:y="0.251cm" svg:width="21.457cm" svg:height="12.07cm">
          <chartooo:coordinate-region svg:x="10.832cm" svg:y="1.722cm" svg:width="10.79cm" svg:height="10.599cm"/>
          <chart:axis chart:dimension="x" chart:name="primary-x" chart:style-name="ch3" chartooo:axis-type="auto">
            <chartooo:date-scale/>
            <chart:categories table:cell-range-address="effectif.A2:effectif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ffectif.B2:effectif.B16" chart:label-cell-address="effectif.B1:effectif.B1" chart:class="chart:bar">
            <chart:data-point chart:repeated="14"/>
            <loext:propertry-mapping loext:property="FillColor" loext:cell-range-address="effectif.A6:effectif.C6"/>
          </chart:series>
          <chart:series chart:style-name="ch7" chart:values-cell-range-address="effectif.C2:effectif.C16" chart:label-cell-address="effectif.C1:effectif.C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effectif.B1:effectif.B1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Durée</text:p>
                <draw:g>
                  <svg:desc>effectif.C1:effectif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se en main de l’environnement</text:p>
                <draw:g>
                  <svg:desc>effectif.A2:effectif.A16</svg:desc>
                </draw:g>
              </table:table-cell>
              <table:table-cell office:value-type="float" office:value="43892">
                <text:p>43892</text:p>
                <draw:g>
                  <svg:desc>effectif.B2:effectif.B16</svg:desc>
                </draw:g>
              </table:table-cell>
              <table:table-cell office:value-type="float" office:value="NaN">
                <text:p>NaN</text:p>
                <draw:g>
                  <svg:desc>effectif.A6:effectif.C6</svg:desc>
                </draw:g>
              </table:table-cell>
              <table:table-cell office:value-type="float" office:value="7">
                <text:p>7</text:p>
                <draw:g>
                  <svg:desc>effectif.C2:effectif.C16</svg:desc>
                </draw:g>
              </table:table-cell>
            </table:table-row>
            <table:table-row>
              <table:table-cell office:value-type="string">
                <text:p>Activation et configuration de Coresight sur le STM32MP15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égration et compilation d’OpenCSD et perf sur le STM32MP15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ntégration et compilation d’OpenCSD et perf sur l’ordinateur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écodage de traces kernel et userland avec perf sur STM32MP15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écodage de traces kernel et userland avec perf sur ordinateur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État de l’art du débogage interprocesseurs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jout de fonctionnalité à perf</text:p>
              </table:table-cell>
              <table:table-cell office:value-type="float" office:value="43964">
                <text:p>4396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omparaison registre ETMv3 et ETMv4</text:p>
              </table:table-cell>
              <table:table-cell office:value-type="float" office:value="43964">
                <text:p>4396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ctivation du tsgen dans les drivers</text:p>
              </table:table-cell>
              <table:table-cell office:value-type="float" office:value="43992">
                <text:p>4399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édaction du wikiv1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édaction du rapport</text:p>
              </table:table-cell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ésentation orale</text:p>
              </table:table-cell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édaction du wiki</text:p>
              </table:table-cell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892" chart:maximum="44074" chart:origin="0" chart:interval-major="7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7bc65"/>
    </style:style>
    <style:style style:name="ch9" style:family="chart">
      <style:chart-properties chart:solid-type="cuboid"/>
      <style:graphic-properties draw:fill-color="#ff972f"/>
    </style:style>
    <style:style style:name="ch10" style:family="chart">
      <style:chart-properties chart:solid-type="cuboid"/>
      <style:graphic-properties draw:fill-color="#729fc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39cm" svg:height="13.015cm" xlink:href=".." xlink:type="simple" chart:class="chart:bar" chart:style-name="ch1">
        <chart:plot-area chart:style-name="ch2" table:cell-range-address="soutenance.A1:soutenance.C15 soutenance.E1:soutenance.E15" chart:data-source-has-labels="both" svg:x="0.462cm" svg:y="0.26cm" svg:width="22.215cm" svg:height="12.495cm">
          <chartooo:coordinate-region svg:x="7.566cm" svg:y="1.73cm" svg:width="14.033cm" svg:height="11.025cm"/>
          <chart:axis chart:dimension="x" chart:name="primary-x" chart:style-name="ch3" chartooo:axis-type="auto">
            <chartooo:date-scale/>
            <chart:categories table:cell-range-address="soutenance.A1:soutenance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tenance.B1:soutenance.B15" chart:class="chart:bar">
            <chart:data-point chart:repeated="15"/>
            <loext:propertry-mapping loext:property="FillColor" loext:cell-range-address=""/>
            <loext:propertry-mapping loext:property="BorderColor" loext:cell-range-address="soutenance.E1:soutenance.E15"/>
          </chart:series>
          <chart:series chart:style-name="ch7" chart:values-cell-range-address="soutenance.C1:soutenance.C15" chart:class="chart:bar">
            <chart:data-point chart:style-name="ch8"/>
            <chart:data-point chart:style-name="ch9"/>
            <chart:data-point chart:style-name="ch8"/>
            <chart:data-point chart:style-name="ch9"/>
            <chart:data-point chart:style-name="ch10"/>
            <chart:data-point chart:style-name="ch8"/>
            <chart:data-point chart:style-name="ch9"/>
            <chart:data-point chart:style-name="ch8"/>
            <chart:data-point/>
            <chart:data-point chart:style-name="ch8"/>
            <chart:data-point/>
            <chart:data-point chart:style-name="ch8"/>
            <chart:data-point/>
            <chart:data-point chart:style-name="ch8"/>
            <chart:data-point/>
            <loext:propertry-mapping loext:property="FillColor" loext:cell-range-address="soutenance.E1:soutenance.E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Prise en main de l’environnement</text:p>
                <draw:g>
                  <svg:desc>soutenance.A1:soutenance.A15</svg:desc>
                </draw:g>
              </table:table-cell>
              <table:table-cell office:value-type="float" office:value="43892">
                <text:p>43892</text:p>
                <draw:g>
                  <svg:desc>soutenance.B1:soutenance.B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  <draw:g>
                  <svg:desc>soutenance.E1:soutenance.E15</svg:desc>
                </draw:g>
              </table:table-cell>
              <table:table-cell office:value-type="float" office:value="14">
                <text:p>14</text:p>
                <draw:g>
                  <svg:desc>soutenance.C1:soutenance.C15</svg:desc>
                </draw:g>
              </table:table-cell>
              <table:table-cell office:value-type="float" office:value="7847013">
                <text:p>7847013</text:p>
                <draw:g>
                  <svg:desc>soutenance.E1:soutenance.E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14">
                <text:p>14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Intégration et compilation d’OpenCSD et perf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</table:table-cell>
              <table:table-cell office:value-type="float" office:value="21">
                <text:p>21</text:p>
              </table:table-cell>
              <table:table-cell office:value-type="float" office:value="7847013">
                <text:p>7847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21">
                <text:p>21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Télétravail Covid-19</text:p>
              </table:table-cell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7512015">
                <text:p>7512015</text:p>
              </table:table-cell>
              <table:table-cell office:value-type="float" office:value="79">
                <text:p>79</text:p>
              </table:table-cell>
              <table:table-cell office:value-type="float" office:value="7512015">
                <text:p>7512015</text:p>
              </table:table-cell>
            </table:table-row>
            <table:table-row>
              <table:table-cell office:value-type="string">
                <text:p>Décodage de traces Coresight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</table:table-cell>
              <table:table-cell office:value-type="float" office:value="35">
                <text:p>35</text:p>
              </table:table-cell>
              <table:table-cell office:value-type="float" office:value="7847013">
                <text:p>7847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35">
                <text:p>35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État de l’art du débogage interprocesseurs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23">
                <text:p>23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Ajout de fonctionnalité à perf</text:p>
              </table:table-cell>
              <table:table-cell office:value-type="float" office:value="43964">
                <text:p>43964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77">
                <text:p>77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Validation et intégration</text:p>
              </table:table-cell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</table:table-cell>
              <table:table-cell office:value-type="float" office:value="30">
                <text:p>30</text:p>
              </table:table-cell>
              <table:table-cell office:value-type="float" office:value="7847013">
                <text:p>7847013</text:p>
              </table:table-cell>
            </table:table-row>
            <table:table-row>
              <table:table-cell office:value-type="string">
                <text:p>Validation et première documentation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7">
                <text:p>7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Solution alternative de décodage</text:p>
              </table:table-cell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</table:table-cell>
              <table:table-cell office:value-type="float" office:value="35">
                <text:p>35</text:p>
              </table:table-cell>
              <table:table-cell office:value-type="float" office:value="7847013">
                <text:p>7847013</text:p>
              </table:table-cell>
            </table:table-row>
            <table:table-row>
              <table:table-cell office:value-type="string">
                <text:p>Rédaction du rapport</text:p>
              </table:table-cell>
              <table:table-cell office:value-type="float" office:value="44013">
                <text:p>44013</text:p>
              </table:table-cell>
              <table:table-cell office:value-type="float" office:value="NaN">
                <text:p>NaN</text:p>
              </table:table-cell>
              <table:table-cell office:value-type="float" office:value="7847013">
                <text:p>7847013</text:p>
              </table:table-cell>
              <table:table-cell office:value-type="float" office:value="70">
                <text:p>70</text:p>
              </table:table-cell>
              <table:table-cell office:value-type="float" office:value="7847013">
                <text:p>7847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24">
                <text:p>24</text:p>
              </table:table-cell>
              <table:table-cell office:value-type="float" office:value="16750383">
                <text:p>16750383</text:p>
              </table:table-cell>
            </table:table-row>
            <table:table-row>
              <table:table-cell office:value-type="string">
                <text:p>Documentation de la solution</text:p>
              </table:table-cell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16750383">
                <text:p>16750383</text:p>
              </table:table-cell>
              <table:table-cell office:value-type="float" office:value="7">
                <text:p>7</text:p>
              </table:table-cell>
              <table:table-cell office:value-type="float" office:value="16750383">
                <text:p>16750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